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color="#444444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0.740833333333333cm" style:use-optimal-column-width="true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0.396875cm" style:use-optimal-column-width="true"/>
    </style:style>
    <style:style style:name="co5" style:family="table-column">
      <style:table-column-properties fo:break-before="auto" style:column-width="0.370416666666667cm" style:use-optimal-column-width="true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77" table:default-cell-style-name="ce1"/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6-B-P00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6-B-P00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6-B-P00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A6-B-P00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A6-B-P00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A6-B-P00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A6-B-P00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A6-B-P00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A6-B-P00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A6-B-P01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A6-B-P01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A6-B-P01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A6-B-P01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A6-B-P01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A6-B-P01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A6-B-P01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A6-B-P01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A6-B-P01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A6-B-P01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A6-B-P02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A6-B-P02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A6-B-P02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A6-B-P02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A6-B-P02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A6-B-P02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A6-B-P02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A6-B-P02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A6-B-P02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A6-B-P02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A6-B-P03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A6-B-P03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A6-B-P03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A6-B-P03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A6-B-P03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A6-B-P03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A6-B-P03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A6-B-P03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A6-B-P03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A6-B-P03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A6-B-P04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A6-B-P04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A6-B-P04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A6-B-P04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A6-B-P04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A6-B-P04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A6-B-P04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A6-B-P04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A6-B-P04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A6-B-P04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A6-B-P05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2">
            <text:p>A6-B-P05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A6-B-P05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2">
            <text:p>A6-B-P05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A6-B-P05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A6-B-P05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A6-B-P05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A6-B-P05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2">
            <text:p>A6-B-P05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2">
            <text:p>A6-B-P05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A6-B-P06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2">
            <text:p>A6-B-P06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2">
            <text:p>A6-B-P06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A6-B-P06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2">
            <text:p>A6-B-P06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A6-B-P06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A6-B-P06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2">
            <text:p>A6-B-P06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A6-B-P06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2">
            <text:p>A6-B-P06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A6-B-P07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A6-B-P07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2">
            <text:p>A6-B-P07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2">
            <text:p>A6-B-P07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2">
            <text:p>A6-B-P07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A6-B-P07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2">
            <text:p>A6-B-P07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A6-B-P07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A6-B-P07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2">
            <text:p>A6-B-P07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A6-B-P08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2">
            <text:p>A6-B-P08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A6-B-P08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2">
            <text:p>A6-B-P08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2">
            <text:p>A6-B-P08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A6-B-P08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2">
            <text:p>A6-B-P08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2">
            <text:p>A6-B-P08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2">
            <text:p>A6-B-P08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2">
            <text:p>A6-B-P08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A6-B-P09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2">
            <text:p>A6-B-P09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2">
            <text:p>A6-B-P09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2">
            <text:p>A6-B-P09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2">
            <text:p>A6-B-P09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A6-B-P09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2">
            <text:p>A6-B-P09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2">
            <text:p>A6-B-P09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2">
            <text:p>A6-B-P09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A6-B-P09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A6-B-P10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2">
            <text:p>A6-B-P10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A6-B-P10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2">
            <text:p>A6-B-P10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2">
            <text:p>A6-B-P10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A6-B-P10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2">
            <text:p>A6-B-P10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2">
            <text:p>A6-B-P10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2">
            <text:p>A6-B-P10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2">
            <text:p>A6-B-P10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A6-B-P11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2">
            <text:p>A6-B-P11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2">
            <text:p>A6-B-P11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2">
            <text:p>A6-B-P11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A6-B-P11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2">
            <text:p>A6-B-P11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2">
            <text:p>A6-B-P11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A6-B-P11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2">
            <text:p>A6-B-P11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2">
            <text:p>A6-B-P11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A6-B-P12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2">
            <text:p>A6-B-P12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2">
            <text:p>A6-B-P12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2">
            <text:p>A6-B-P12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2">
            <text:p>A6-B-P12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A6-B-P12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2">
            <text:p>A6-B-P12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2">
            <text:p>A6-B-P12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2">
            <text:p>A6-B-P12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2">
            <text:p>A6-B-P12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A6-B-P13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2">
            <text:p>A6-B-P13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A6-B-P13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2">
            <text:p>A6-B-P13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2">
            <text:p>A6-B-P13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2">
            <text:p>A6-B-P13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2">
            <text:p>A6-B-P13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2">
            <text:p>A6-B-P13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2">
            <text:p>A6-B-P13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2">
            <text:p>A6-B-P13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2">
            <text:p>A6-B-P14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2">
            <text:p>A6-B-P14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A6-B-P14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2">
            <text:p>A6-B-P14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A6-B-P14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A6-B-P14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2">
            <text:p>A6-B-P14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2">
            <text:p>A6-B-P14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2">
            <text:p>A6-B-P14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2">
            <text:p>A6-B-P14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A6-B-P15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2">
            <text:p>A6-B-P15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2">
            <text:p>A6-B-P15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2">
            <text:p>A6-B-P15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2">
            <text:p>A6-B-P15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2">
            <text:p>A6-B-P15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2">
            <text:p>A6-B-P15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2">
            <text:p>A6-B-P15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2">
            <text:p>A6-B-P15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2">
            <text:p>A6-B-P15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2">
            <text:p>A6-B-P16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2">
            <text:p>A6-B-P16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2">
            <text:p>A6-B-P16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2">
            <text:p>A6-B-P16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2">
            <text:p>A6-B-P16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2">
            <text:p>A6-B-P16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2">
            <text:p>A6-B-P16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2">
            <text:p>A6-B-P16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2">
            <text:p>A6-B-P16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2">
            <text:p>A6-B-P16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2">
            <text:p>A6-B-P17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2">
            <text:p>A6-B-P17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2">
            <text:p>A6-B-P17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2">
            <text:p>A6-B-P17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2">
            <text:p>A6-B-P17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2">
            <text:p>A6-B-P17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2">
            <text:p>A6-B-P17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2">
            <text:p>A6-B-P17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2">
            <text:p>A6-B-P17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2">
            <text:p>A6-B-P17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2">
            <text:p>A6-B-P18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2">
            <text:p>A6-B-P18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2">
            <text:p>A6-B-P18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2">
            <text:p>A6-B-P18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2">
            <text:p>A6-B-P18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2">
            <text:p>A6-B-P18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2">
            <text:p>A6-B-P18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2">
            <text:p>A6-B-P18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2">
            <text:p>A6-B-P18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2">
            <text:p>A6-B-P18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2">
            <text:p>A6-B-P19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2">
            <text:p>A6-B-P19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2">
            <text:p>A6-B-P19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2">
            <text:p>A6-B-P19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2">
            <text:p>A6-B-P19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2">
            <text:p>A6-B-P19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2">
            <text:p>A6-B-P19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2">
            <text:p>A6-B-P19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2">
            <text:p>A6-B-P19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2">
            <text:p>A6-B-P19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2">
            <text:p>A6-B-P20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2">
            <text:p>A6-B-P20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2">
            <text:p>A6-B-P20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string" table:style-name="ce2">
            <text:p>A6-B-P20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2">
            <text:p>A6-B-P20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2">
            <text:p>A6-B-P20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2">
            <text:p>A6-B-P20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2">
            <text:p>A6-B-P20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2">
            <text:p>A6-B-P20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2">
            <text:p>A6-B-P20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2">
            <text:p>A6-B-P21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2">
            <text:p>A6-B-P21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2">
            <text:p>A6-B-P21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2">
            <text:p>A6-B-P21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2">
            <text:p>A6-B-P21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2">
            <text:p>A6-B-P21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2">
            <text:p>A6-B-P21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2">
            <text:p>A6-B-P21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2">
            <text:p>A6-B-P21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2">
            <text:p>A6-B-P21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2">
            <text:p>A6-B-P22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2">
            <text:p>A6-B-P22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2">
            <text:p>A6-B-P22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2">
            <text:p>A6-B-P22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2">
            <text:p>A6-B-P22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2">
            <text:p>A6-B-P22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2">
            <text:p>A6-B-P22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2">
            <text:p>A6-B-P22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2">
            <text:p>A6-B-P22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2">
            <text:p>A6-B-P22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2">
            <text:p>A6-B-P23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2">
            <text:p>A6-B-P23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2">
            <text:p>A6-B-P23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2">
            <text:p>A6-B-P23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2">
            <text:p>A6-B-P23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2">
            <text:p>A6-B-P23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2">
            <text:p>A6-B-P23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string" table:style-name="ce2">
            <text:p>A6-B-P23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string" table:style-name="ce2">
            <text:p>A6-B-P23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string" table:style-name="ce2">
            <text:p>A6-B-P23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string" table:style-name="ce2">
            <text:p>A6-B-P24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string" table:style-name="ce2">
            <text:p>A6-A-P00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string" table:style-name="ce2">
            <text:p>A6-A-P00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string" table:style-name="ce2">
            <text:p>A6-A-P00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string" table:style-name="ce2">
            <text:p>A6-A-P00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string" table:style-name="ce2">
            <text:p>A6-A-P00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string" table:style-name="ce2">
            <text:p>A6-A-P00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string" table:style-name="ce2">
            <text:p>A6-A-P00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string" table:style-name="ce2">
            <text:p>A6-A-P00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string" table:style-name="ce2">
            <text:p>A6-A-P00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2">
            <text:p>A6-A-P01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2">
            <text:p>A6-A-P01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2">
            <text:p>A6-A-P01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2">
            <text:p>A6-A-P01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2">
            <text:p>A6-A-P01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2">
            <text:p>A6-A-P01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2">
            <text:p>A6-A-P01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2">
            <text:p>A6-A-P01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2">
            <text:p>A6-A-P01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2">
            <text:p>A6-A-P01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2">
            <text:p>A6-A-P02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2">
            <text:p>A6-A-P02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2">
            <text:p>A6-A-P02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2">
            <text:p>A6-A-P02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2">
            <text:p>A6-A-P02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2">
            <text:p>A6-A-P02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2">
            <text:p>A6-A-P02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2">
            <text:p>A6-A-P02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2">
            <text:p>A6-A-P02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string" table:style-name="ce2">
            <text:p>A6-A-P02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string" table:style-name="ce2">
            <text:p>A6-A-P03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string" table:style-name="ce2">
            <text:p>A6-A-P03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string" table:style-name="ce2">
            <text:p>A6-A-P03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string" table:style-name="ce2">
            <text:p>A6-A-P03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string" table:style-name="ce2">
            <text:p>A6-A-P03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string" table:style-name="ce2">
            <text:p>A6-A-P03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string" table:style-name="ce2">
            <text:p>A6-A-P03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string" table:style-name="ce2">
            <text:p>A6-A-P03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string" table:style-name="ce2">
            <text:p>A6-A-P03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string" table:style-name="ce2">
            <text:p>A6-A-P03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string" table:style-name="ce2">
            <text:p>A6-A-P04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string" table:style-name="ce2">
            <text:p>A6-A-P04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string" table:style-name="ce2">
            <text:p>A6-A-P04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string" table:style-name="ce2">
            <text:p>A6-A-P04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string" table:style-name="ce2">
            <text:p>A6-A-P04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string" table:style-name="ce2">
            <text:p>A6-A-P04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string" table:style-name="ce2">
            <text:p>A6-A-P04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string" table:style-name="ce2">
            <text:p>A6-A-P04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string" table:style-name="ce2">
            <text:p>A6-A-P04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string" table:style-name="ce2">
            <text:p>A6-A-P04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string" table:style-name="ce2">
            <text:p>A6-A-P05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string" table:style-name="ce2">
            <text:p>A6-A-P05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string" table:style-name="ce2">
            <text:p>A6-A-P05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string" table:style-name="ce2">
            <text:p>A6-A-P05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string" table:style-name="ce2">
            <text:p>A6-A-P05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string" table:style-name="ce2">
            <text:p>A6-A-P05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string" table:style-name="ce2">
            <text:p>A6-A-P05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string" table:style-name="ce2">
            <text:p>A6-A-P05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string" table:style-name="ce2">
            <text:p>A6-A-P05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string" table:style-name="ce2">
            <text:p>A6-A-P05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string" table:style-name="ce2">
            <text:p>A6-A-P06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2">
            <text:p>A6-A-P06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2">
            <text:p>A6-A-P06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string" table:style-name="ce2">
            <text:p>A6-A-P06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string" table:style-name="ce2">
            <text:p>A6-A-P06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2">
            <text:p>A6-A-P06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2">
            <text:p>A6-A-P06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2">
            <text:p>A6-A-P06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2">
            <text:p>A6-A-P06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2">
            <text:p>A6-A-P06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2">
            <text:p>A6-A-P07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2">
            <text:p>A6-A-P07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2">
            <text:p>A6-A-P07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2">
            <text:p>A6-A-P07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2">
            <text:p>A6-A-P07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2">
            <text:p>A6-A-P07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string" table:style-name="ce2">
            <text:p>A6-A-P07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string" table:style-name="ce2">
            <text:p>A6-A-P07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2">
            <text:p>A6-A-P07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2">
            <text:p>A6-A-P07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2">
            <text:p>A6-A-P08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2">
            <text:p>A6-A-P08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string" table:style-name="ce2">
            <text:p>A6-A-P08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string" table:style-name="ce2">
            <text:p>A6-A-P08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2">
            <text:p>A6-A-P08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2">
            <text:p>A6-A-P08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2">
            <text:p>A6-A-P08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2">
            <text:p>A6-A-P08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string" table:style-name="ce2">
            <text:p>A6-A-P08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2">
            <text:p>A6-A-P08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2">
            <text:p>A6-A-P09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2">
            <text:p>A6-A-P09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string" table:style-name="ce2">
            <text:p>A6-A-P09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2">
            <text:p>A6-A-P09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2">
            <text:p>A6-A-P09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2">
            <text:p>A6-A-P09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2">
            <text:p>A6-A-P09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2">
            <text:p>A6-A-P09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2">
            <text:p>A6-A-P09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2">
            <text:p>A6-A-P09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2">
            <text:p>A6-A-P10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string" table:style-name="ce2">
            <text:p>A6-A-P10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string" table:style-name="ce2">
            <text:p>A6-A-P10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string" table:style-name="ce2">
            <text:p>A6-A-P10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string" table:style-name="ce2">
            <text:p>A6-A-P10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string" table:style-name="ce2">
            <text:p>A6-A-P10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string" table:style-name="ce2">
            <text:p>A6-A-P10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string" table:style-name="ce2">
            <text:p>A6-A-P10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string" table:style-name="ce2">
            <text:p>A6-A-P10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string" table:style-name="ce2">
            <text:p>A6-A-P10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string" table:style-name="ce2">
            <text:p>A6-A-P11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string" table:style-name="ce2">
            <text:p>A6-A-P11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string" table:style-name="ce2">
            <text:p>A6-A-P11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string" table:style-name="ce2">
            <text:p>A6-A-P11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string" table:style-name="ce2">
            <text:p>A6-A-P11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string" table:style-name="ce2">
            <text:p>A6-A-P11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string" table:style-name="ce2">
            <text:p>A6-A-P11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string" table:style-name="ce2">
            <text:p>A6-A-P11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string" table:style-name="ce2">
            <text:p>A6-A-P11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string" table:style-name="ce2">
            <text:p>A6-A-P11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string" table:style-name="ce2">
            <text:p>A6-A-P12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string" table:style-name="ce2">
            <text:p>A6-A-P12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string" table:style-name="ce2">
            <text:p>A6-A-P12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string" table:style-name="ce2">
            <text:p>A6-A-P12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string" table:style-name="ce2">
            <text:p>A6-A-P12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string" table:style-name="ce2">
            <text:p>A6-A-P12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string" table:style-name="ce2">
            <text:p>A6-A-P12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string" table:style-name="ce2">
            <text:p>A6-A-P12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string" table:style-name="ce2">
            <text:p>A6-A-P12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string" table:style-name="ce2">
            <text:p>A6-A-P12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string" table:style-name="ce2">
            <text:p>A6-A-P13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string" table:style-name="ce2">
            <text:p>A6-A-P13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string" table:style-name="ce2">
            <text:p>A6-A-P13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string" table:style-name="ce2">
            <text:p>A6-A-P13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string" table:style-name="ce2">
            <text:p>A6-A-P13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string" table:style-name="ce2">
            <text:p>A6-A-P13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string" table:style-name="ce2">
            <text:p>A6-A-P13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string" table:style-name="ce2">
            <text:p>A6-A-P13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string" table:style-name="ce2">
            <text:p>A6-A-P13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string" table:style-name="ce2">
            <text:p>A6-A-P13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string" table:style-name="ce2">
            <text:p>A6-A-P14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string" table:style-name="ce2">
            <text:p>A6-A-P14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string" table:style-name="ce2">
            <text:p>A6-A-P14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string" table:style-name="ce2">
            <text:p>A6-A-P14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string" table:style-name="ce2">
            <text:p>A6-A-P14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string" table:style-name="ce2">
            <text:p>A6-A-P14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string" table:style-name="ce2">
            <text:p>A6-A-P14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string" table:style-name="ce2">
            <text:p>A6-A-P14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string" table:style-name="ce2">
            <text:p>A6-A-P14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string" table:style-name="ce2">
            <text:p>A6-A-P14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string" table:style-name="ce2">
            <text:p>A6-A-P15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string" table:style-name="ce2">
            <text:p>A6-A-P15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string" table:style-name="ce2">
            <text:p>A6-A-P15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string" table:style-name="ce2">
            <text:p>A6-A-P15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string" table:style-name="ce2">
            <text:p>A6-A-P15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string" table:style-name="ce2">
            <text:p>A6-A-P15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string" table:style-name="ce2">
            <text:p>A6-A-P15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string" table:style-name="ce2">
            <text:p>A6-A-P15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string" table:style-name="ce2">
            <text:p>A6-A-P15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string" table:style-name="ce2">
            <text:p>A6-A-P15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string" table:style-name="ce2">
            <text:p>A6-A-P16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string" table:style-name="ce2">
            <text:p>A6-A-P16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2">
            <text:p>A6-A-P16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string" table:style-name="ce2">
            <text:p>A6-A-P16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string" table:style-name="ce2">
            <text:p>A6-A-P16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string" table:style-name="ce2">
            <text:p>A6-A-P16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2">
            <text:p>A6-A-P16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2">
            <text:p>A6-A-P16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string" table:style-name="ce2">
            <text:p>A6-A-P16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2">
            <text:p>A6-A-P16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2">
            <text:p>A6-A-P17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string" table:style-name="ce2">
            <text:p>A6-A-P17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string" table:style-name="ce2">
            <text:p>A6-A-P17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string" table:style-name="ce2">
            <text:p>A6-A-P17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string" table:style-name="ce2">
            <text:p>A6-A-P17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string" table:style-name="ce2">
            <text:p>A6-A-P17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string" table:style-name="ce2">
            <text:p>A6-A-P17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string" table:style-name="ce2">
            <text:p>A6-A-P17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2">
            <text:p>A6-A-P17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string" table:style-name="ce2">
            <text:p>A6-A-P17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string" table:style-name="ce2">
            <text:p>A6-A-P18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string" table:style-name="ce2">
            <text:p>A6-A-P18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string" table:style-name="ce2">
            <text:p>A6-A-P18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string" table:style-name="ce2">
            <text:p>A6-A-P18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string" table:style-name="ce2">
            <text:p>A6-A-P18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2">
            <text:p>A6-A-P18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string" table:style-name="ce2">
            <text:p>A6-A-P18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2">
            <text:p>A6-A-P18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string" table:style-name="ce2">
            <text:p>A6-A-P18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string" table:style-name="ce2">
            <text:p>A6-A-P18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string" table:style-name="ce2">
            <text:p>A6-A-P19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string" table:style-name="ce2">
            <text:p>A6-A-P19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string" table:style-name="ce2">
            <text:p>A6-A-P19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string" table:style-name="ce2">
            <text:p>A6-A-P19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string" table:style-name="ce2">
            <text:p>A6-A-P19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string" table:style-name="ce2">
            <text:p>A6-A-P19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string" table:style-name="ce2">
            <text:p>A6-A-P19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string" table:style-name="ce2">
            <text:p>A6-A-P19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string" table:style-name="ce2">
            <text:p>A6-A-P19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string" table:style-name="ce2">
            <text:p>A6-A-P19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string" table:style-name="ce2">
            <text:p>A6-A-P20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string" table:style-name="ce2">
            <text:p>A6-A-P201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string" table:style-name="ce2">
            <text:p>A6-A-P202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string" table:style-name="ce2">
            <text:p>A6-A-P203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string" table:style-name="ce2">
            <text:p>A6-A-P204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string" table:style-name="ce2">
            <text:p>A6-A-P205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string" table:style-name="ce2">
            <text:p>A6-A-P206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string" table:style-name="ce2">
            <text:p>A6-A-P207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string" table:style-name="ce2">
            <text:p>A6-A-P208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string" table:style-name="ce2">
            <text:p>A6-A-P209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string" table:style-name="ce2">
            <text:p>A6-A-P210</text:p>
          </table:table-cell>
          <table:table-cell office:value-type="string" table:style-name="ce2">
            <text:p>productio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string" table:style-name="ce2">
            <text:p>A6-B-A001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string" table:style-name="ce2">
            <text:p>A6-B-A002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string" table:style-name="ce2">
            <text:p>A6-B-A003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string" table:style-name="ce2">
            <text:p>A6-B-A004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string" table:style-name="ce2">
            <text:p>A6-B-A005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string" table:style-name="ce2">
            <text:p>A6-B-A006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string" table:style-name="ce2">
            <text:p>A6-B-A007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string" table:style-name="ce2">
            <text:p>A6-B-A008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string" table:style-name="ce2">
            <text:p>A6-B-A009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string" table:style-name="ce2">
            <text:p>A6-B-A010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string" table:style-name="ce2">
            <text:p>A6-B-A011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string" table:style-name="ce2">
            <text:p>A6-B-A012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string" table:style-name="ce2">
            <text:p>A6-B-A013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string" table:style-name="ce2">
            <text:p>A6-B-A014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string" table:style-name="ce2">
            <text:p>A6-B-A015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string" table:style-name="ce2">
            <text:p>A6-B-A016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string" table:style-name="ce2">
            <text:p>A6-B-A017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string" table:style-name="ce2">
            <text:p>A6-B-A018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B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string" table:style-name="ce2">
            <text:p>A6-A-A001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string" table:style-name="ce2">
            <text:p>A6-A-A002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string" table:style-name="ce2">
            <text:p>A6-A-A003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string" table:style-name="ce2">
            <text:p>A6-A-A004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string" table:style-name="ce2">
            <text:p>A6-A-A005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string" table:style-name="ce2">
            <text:p>A6-A-A006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string" table:style-name="ce2">
            <text:p>A6-A-A007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string" table:style-name="ce2">
            <text:p>A6-A-A008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string" table:style-name="ce2">
            <text:p>A6-A-A009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string" table:style-name="ce2">
            <text:p>A6-A-A010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string" table:style-name="ce2">
            <text:p>A6-A-A011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string" table:style-name="ce2">
            <text:p>A6-A-A012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string" table:style-name="ce2">
            <text:p>A6-A-A013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string" table:style-name="ce2">
            <text:p>A6-A-A014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string" table:style-name="ce2">
            <text:p>A6-A-A015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string" table:style-name="ce2">
            <text:p>A6-A-A016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string" table:style-name="ce2">
            <text:p>A6-A-A017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string" table:style-name="ce2">
            <text:p>A6-A-A018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string" table:style-name="ce2">
            <text:p>A6-A-A019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string" table:style-name="ce2">
            <text:p>A6-A-A020</text:p>
          </table:table-cell>
          <table:table-cell office:value-type="string" table:style-name="ce2">
            <text:p>admin</text:p>
          </table:table-cell>
          <table:table-cell office:value-type="string" table:style-name="ce2">
            <text:p>A</text:p>
          </table:table-cell>
          <table:table-cell office:value-type="float" office:value="0" table:style-name="ce1">
            <text:p>0</text:p>
          </table:table-cell>
          <table:table-cell office:value-type="string" table:style-name="ce3">
            <text:p>0000-00-00 00:00:00</text:p>
          </table:table-cell>
          <table:table-cell office:value-type="string" table:style-name="ce3">
            <text:p>0000-00-00 00:00:00</text:p>
          </table:table-cell>
          <table:table-cell table:number-columns-repeated="16377"/>
        </table:table-row>
        <table:table-row table:number-rows-repeated="10480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co Christian Paco</meta:initial-creator>
    <dc:creator>Marco Christian Paco</dc:creator>
    <meta:creation-date>2015-11-30T02:42:10Z</meta:creation-date>
    <dc:date>2015-11-30T02:56:43Z</dc:date>
    <meta:user-defined meta:name="TBCO_ScreenResolution">96 96 1366 768</meta:user-defined>
  </office:meta>
</office:document-meta>
</file>